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4cm" fo:min-width="3.1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61cm" fo:min-width="5.75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3.21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82cm" fo:min-width="4.7cm"/>
      <style:paragraph-properties style:writing-mode="lr-tb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982cm" fo:min-width="3.1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font-size-asian="18pt" style:font-size-complex="18pt"/>
    </style:style>
    <style:style style:name="P2" style:family="paragraph">
      <loext:graphic-properties draw:fill="none" draw:fill-color="#000000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3.65cm" svg:height="1.19cm" svg:x="13.35cm" svg:y="6.131cm">
          <text:p text:style-name="P1"><text:span text:style-name="T1">Ag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5cm" svg:height="2.421cm" svg:x="8.95cm" svg:y="13.469cm">
          <text:p text:style-name="P3">Mascheramento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5" draw:layer="layout" svg:x1="26.769cm" svg:y1="8.554cm" svg:x2="15.35cm" svg:y2="8.554cm">
          <text:p/>
        </draw:line>
        <draw:line draw:style-name="gr3" draw:text-style-name="P5" draw:layer="layout" svg:x1="9.06cm" svg:y1="14.676cm" svg:x2="6.19cm" svg:y2="14.676cm">
          <text:p/>
        </draw:line>
        <draw:frame draw:style-name="gr4" draw:text-style-name="P7" draw:layer="layout" svg:width="2.45cm" svg:height="0.865cm" svg:x="6cm" svg:y="13.769cm">
          <draw:text-box>
            <text:p text:style-name="P6"><text:span text:style-name="T2">(0,N)</text:span></text:p>
          </draw:text-box>
        </draw:frame>
        <draw:frame draw:style-name="gr4" draw:text-style-name="P7" draw:layer="layout" svg:width="2.25cm" svg:height="0.865cm" svg:x="22.5cm" svg:y="13.769cm">
          <draw:text-box>
            <text:p text:style-name="P6"><text:span text:style-name="T2">(1,N)</text:span></text:p>
          </draw:text-box>
        </draw:frame>
        <draw:line draw:style-name="gr3" draw:text-style-name="P5" draw:layer="layout" svg:x1="17.021cm" svg:y1="6.307cm" svg:x2="18.219cm" svg:y2="5.873cm">
          <text:p/>
        </draw:line>
        <draw:line draw:style-name="gr3" draw:text-style-name="P5" draw:layer="layout" svg:x1="17.037cm" svg:y1="6.126cm" svg:x2="18.22cm" svg:y2="5.447cm">
          <text:p/>
        </draw:line>
        <draw:line draw:style-name="gr3" draw:text-style-name="P5" draw:layer="layout" svg:x1="16.994cm" svg:y1="6.538cm" svg:x2="18.228cm" svg:y2="6.538cm">
          <text:p/>
        </draw:line>
        <draw:frame draw:style-name="gr5" draw:text-style-name="P8" draw:layer="layout" svg:width="4.944cm" svg:height="4.367cm" svg:x="18.306cm" svg:y="4.85cm">
          <draw:text-box>
            <text:p><text:span text:style-name="T3">Codice</text:span></text:p>
            <text:p><text:span text:style-name="T3">Nome</text:span></text:p>
            <text:p><text:span text:style-name="T3">Immagine</text:span></text:p>
            <text:p><text:span text:style-name="T3">Sesso</text:span></text:p>
            <text:p><text:span text:style-name="T3">Istante di nascita</text:span></text:p>
            <text:p><text:span text:style-name="T3">Istante di morte</text:span></text:p>
          </draw:text-box>
        </draw:frame>
        <draw:line draw:style-name="gr3" draw:text-style-name="P5" draw:layer="layout" svg:x1="16.994cm" svg:y1="6.903cm" svg:x2="18.228cm" svg:y2="6.903cm">
          <text:p/>
        </draw:line>
        <draw:line draw:style-name="gr3" draw:text-style-name="P5" draw:layer="layout" svg:x1="17.021cm" svg:y1="7.209cm" svg:x2="18.219cm" svg:y2="7.643cm">
          <text:p/>
        </draw:line>
        <draw:line draw:style-name="gr3" draw:text-style-name="P5" draw:layer="layout" svg:x1="17.037cm" svg:y1="7.389cm" svg:x2="18.22cm" svg:y2="8.068cm">
          <text:p/>
        </draw:line>
        <draw:custom-shape draw:style-name="gr6" draw:text-style-name="P9" draw:layer="layout" svg:width="0.3cm" svg:height="0.342cm" svg:x="18.15cm" svg:y="5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3cm" svg:height="0.3cm" svg:x="18.151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3cm" svg:height="0.291cm" svg:x="18.15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3cm" svg:height="0.3cm" svg:x="18.153cm" svg:y="6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3cm" svg:height="0.291cm" svg:x="18.154cm" svg:y="7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3cm" svg:height="0.299cm" svg:x="18.155cm" svg:y="8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269cm" svg:y1="7.927cm" svg:x2="15.269cm" svg:y2="8.561cm">
          <text:p/>
        </draw:line>
        <draw:custom-shape draw:style-name="gr8" draw:text-style-name="P9" draw:layer="layout" svg:width="0.6cm" svg:height="0.55cm" svg:x="14.85cm" svg:y="7.412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519.760479041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5" draw:layer="layout" svg:x1="15.044cm" svg:y1="7.947cm" svg:x2="15.044cm" svg:y2="8.581cm">
          <text:p/>
        </draw:line>
        <draw:line draw:style-name="gr3" draw:text-style-name="P5" draw:layer="layout" svg:x1="3.528cm" svg:y1="8.554cm" svg:x2="3.491cm" svg:y2="13.959cm">
          <text:p/>
        </draw:line>
        <draw:line draw:style-name="gr3" draw:text-style-name="P5" draw:layer="layout" svg:x1="15.044cm" svg:y1="8.554cm" svg:x2="3.565cm" svg:y2="8.554cm">
          <text:p/>
        </draw:line>
        <draw:custom-shape draw:style-name="gr9" draw:text-style-name="P2" draw:layer="layout" svg:width="5.2cm" svg:height="1.232cm" svg:x="1cm" svg:y="14.059cm">
          <text:p text:style-name="P1"><text:span text:style-name="T1">Personag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65cm" svg:height="1.232cm" svg:x="24.95cm" svg:y="14.059cm">
          <text:p text:style-name="P1"><text:span text:style-name="T1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4.936cm" svg:y1="14.676cm" svg:x2="21.333cm" svg:y2="14.676cm">
          <text:p/>
        </draw:line>
        <draw:line draw:style-name="gr3" draw:text-style-name="P5" draw:layer="layout" svg:x1="26.745cm" svg:y1="8.555cm" svg:x2="26.708cm" svg:y2="13.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1T12:41:54.643178229</meta:creation-date>
    <dc:date>2023-01-02T16:41:12.697401875</dc:date>
    <meta:editing-duration>PT44M14S</meta:editing-duration>
    <meta:editing-cycles>7</meta:editing-cycles>
    <meta:generator>LibreOffice/7.3.7.2$Linux_X86_64 LibreOffice_project/30$Build-2</meta:generator>
    <meta:document-statistic meta:object-count="28"/>
  </office:meta>
</office:document-meta>
</file>